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600000526000007976F589229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angal3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7cm" table:align="margins" style:writing-mode="lr-tb"/>
    </style:style>
    <style:style style:name="Tabella2.A" style:family="table-column">
      <style:table-column-properties style:column-width="10.744cm" style:rel-column-width="41416*"/>
    </style:style>
    <style:style style:name="Tabella2.B" style:family="table-column">
      <style:table-column-properties style:column-width="6.257cm" style:rel-column-width="24119*"/>
    </style:style>
    <style:style style:name="Tabella2.A1" style:family="table-cell">
      <style:table-cell-properties fo:padding="0cm" fo:border="none"/>
    </style:style>
    <style:style style:name="P1" style:family="paragraph" style:parent-style-name="Table_20_Contents">
      <style:text-properties style:font-name="Verdana" fo:font-size="8pt" style:font-size-asian="8pt" style:font-name-complex="Verdana" style:font-size-complex="8pt"/>
    </style:style>
    <style:style style:name="P2" style:family="paragraph" style:parent-style-name="Table_20_Contents_20__28_user_29_">
      <style:paragraph-properties fo:text-align="center" style:justify-single-word="false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6" style:family="paragraph" style:parent-style-name="Standard">
      <style:text-properties style:font-name="Verdana" fo:font-size="10pt" fo:language="en" fo:country="US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7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0pt" style:font-size-asian="10pt" style:font-name-complex="Verdana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Verdana" style:font-name-complex="Verdana"/>
    </style:style>
    <style:style style:name="P10" style:family="paragraph" style:parent-style-name="Standard">
      <style:paragraph-properties fo:text-align="center" style:justify-single-word="false"/>
      <style:text-properties style:font-name="Verdana" style:font-name-complex="Verdana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13" style:family="paragraph" style:parent-style-name="Text_20_body">
      <style:paragraph-properties fo:margin-left="2.251cm" fo:margin-right="0cm" fo:text-align="justify" style:justify-single-word="false" fo:text-indent="-2.251cm" style:auto-text-indent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14" style:family="paragraph" style:parent-style-name="Text_20_body">
      <style:paragraph-properties fo:margin-top="0cm" fo:margin-bottom="0.212cm" fo:text-align="justify" style:justify-single-word="false"/>
      <style:text-properties style:font-name="Verdana" fo:font-size="10pt" fo:font-style="italic" style:font-name-asian="Times New Roman" style:font-size-asian="10pt" style:language-asian="zxx" style:country-asian="none" style:font-style-asian="italic" style:font-name-complex="Verdana" style:font-size-complex="10pt" style:language-complex="zxx" style:country-complex="none" style:font-style-complex="italic"/>
    </style:style>
    <style:style style:name="P15" style:family="paragraph" style:parent-style-name="Text_20_body">
      <style:paragraph-properties fo:margin-top="0cm" fo:margin-bottom="0cm" fo:text-align="justify" style:justify-single-word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Verdana" style:font-name-complex="Verdana"/>
    </style:style>
    <style:style style:name="T1" style:family="text"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T2" style:family="text">
      <style:text-properties style:font-name="Verdana" fo:font-size="10pt" style:font-name-asian="Verdana" style:font-size-asian="10pt" style:language-asian="zxx" style:country-asian="none" style:font-name-complex="Verdana" style:font-size-complex="10pt" style:language-complex="zxx" style:country-complex="non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9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magini1" text:anchor-type="char" svg:x="7.798cm" svg:y="0.127cm" svg:width="1.263cm" svg:height="1.889cm" draw:z-index="0"><draw:image xlink:href="Pictures/2000000600000526000007976F589229.wmf" xlink:type="simple" xlink:show="embed" xlink:actuate="onLoad"/></draw:frame></text:p>
      <text:p text:style-name="P10"/>
      <text:p text:style-name="P10">COMUNE DI SAVONA</text:p>
      <text:p text:style-name="P5">Settore Politiche Culturali, Turistiche e del Commercio</text:p>
      <text:p text:style-name="P5">Servizio Commercio e Farmacie</text:p>
      <text:p text:style-name="P5">Sportello Unico delle Attività Produttive</text:p>
      <text:p text:style-name="P3"/>
      <text:p text:style-name="P6">Prot. n. </text:p>
      <text:p text:style-name="P6">Rif. Prot. </text:p>
      <text:p text:style-name="P6">Savona, [data]</text:p>
      <text:p text:style-name="P6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16">Al Sig. [richiedenti.nominativo;block=tbs:row;]</text:p>
            <text:p text:style-name="P16">[richiedenti.indirizzo]</text:p>
            <text:p text:style-name="P17">[richiedenti.cap] [richiedenti.comune] ([richiedenti.prov])</text:p>
            <text:p text:style-name="P16">in qualità di [richiedenti.titolo]</text:p>
            <text:p text:style-name="P16">della [richiedenti.ragsoc]</text:p>
            <text:p text:style-name="P16">[richiedenti.sede]</text:p>
            <text:p text:style-name="P16">[richiedenti.capd] [richiedenti.comuned] ([richiedenti.provd])</text:p>
            <text:p text:style-name="P16">[richiedenti.pec]</text:p>
          </table:table-cell>
        </table:table-row>
      </table:table>
      <text:p text:style-name="P6"/>
      <text:p text:style-name="P7"/>
      <text:p text:style-name="P7"/>
      <text:p text:style-name="P7"/>
      <text:p text:style-name="P4">Oggetto: [oggetto]</text:p>
      <text:p text:style-name="P8"/>
      <text:p text:style-name="P8"/>
      <text:p text:style-name="P9"/>
      <text:p text:style-name="P13"/>
      <text:p text:style-name="P11"><text:span text:style-name="T2"><text:s text:c="9"/></text:span><text:span text:style-name="T1"><text:tab/> Ai sensi e per gli effetti di cui agli articoli 7 e 8 della legge 241/1990, si comunica che il procedimento relativo all'istanza di cui all'oggetto, è stato assegnato al Servizio Commercio e Farmacie – Sportello Unico delle Attività Produttive, sito in Via Manzoni 5.</text:span></text:p>
      <text:p text:style-name="P11"><text:span text:style-name="T2"><text:s text:c="10"/></text:span><text:span text:style-name="T1">La responsabilità dell’istruttoria è stata affidata alla signora Iosé Angela Saccone (tel. 019 8310305), alla quale la S.V. potrà rivolgersi per avere notizie o per prendere visione degli atti che riguardano il procedimento in oggetto.</text:span></text:p>
      <text:p text:style-name="P11"><text:span text:style-name="T2"><text:s text:c="10"/></text:span><text:span text:style-name="T1">In caso di assenza o impedimento del responsabile di cui sopra, la S.V. potrà rivolgersi alla signora Gabriella Cavallo (tel. 019 8310306).</text:span></text:p>
      <text:p text:style-name="P12"><text:tab/>Sarà cura di questo Ufficio SUAP chiedere integrazioni, specifiche e/o ogni altra informazione utile per l'istruttoria e la definizione della pratica.</text:p>
      <text:p text:style-name="P12"><text:tab/>Distinti saluti.</text:p>
      <text:p text:style-name="P12"/>
      <text:p text:style-name="P15"/>
      <text:p text:style-name="P15"><text:tab/><text:tab/><text:tab/><text:tab/><text:tab/><text:tab/><text:tab/><text:tab/>IL RESPONSABILE SUAP</text:p>
      <text:p text:style-name="P14"><text:soft-page-break/><text:tab/><text:tab/><text:tab/><text:tab/><text:tab/><text:tab/><text:tab/><text:tab/> <text:s/>Iosé Angela Sacc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angal3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it" fo:country="IT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Intestazion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2" style:font-size-complex="14pt"/>
    </style:style>
    <style:style style:name="Didascali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Contents_20__28_user_29_" style:display-name="Table Contents (user)" style:family="paragraph" style:parent-style-name="Standard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WW8Num1z0" style:family="text">
      <style:text-properties style:font-name="Symbol" fo:language="it" fo:country="IT" style:font-name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1" style:family="table">
      <style:table-properties style:width="17.11cm" table:align="left" style:writing-mode="lr-tb"/>
    </style:style>
    <style:style style:name="Tabella1.A" style:family="table-column">
      <style:table-column-properties style:column-width="8.498cm"/>
    </style:style>
    <style:style style:name="Tabella1.B" style:family="table-column">
      <style:table-column-properties style:column-width="8.611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la1.B1" style:family="table-cell">
      <style:table-cell-properties style:vertical-align="top" fo:padding="0.097cm" fo:border="0.002cm solid #000000" style:writing-mode="lr-tb"/>
    </style:style>
    <style:style style:name="MP1" style:family="paragraph" style:parent-style-name="Table_20_Contents">
      <style:text-properties style:font-name="Verdana" fo:font-size="8pt" style:font-size-asian="8pt" style:font-name-complex="Verdana" style:font-size-complex="8pt"/>
    </style:style>
    <style:style style:name="MP2" style:family="paragraph" style:parent-style-name="Table_20_Contents_20__28_user_29_">
      <style:paragraph-properties fo:text-align="center" style:justify-single-word="false"/>
      <style:text-properties style:font-name="Verdana" fo:font-size="8pt" style:font-size-asian="8pt" style:font-name-complex="Verdana" style:font-size-complex="8pt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2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3.445cm" fo:margin-left="0cm" fo:margin-right="0cm" fo:margin-top="3.346cm" style:dynamic-spacing="true"/>
      </style:footer-style>
    </style:page-layout>
  </office:automatic-styles>
  <office:master-styles>
    <style:master-page style:name="Standard" style:page-layout-name="Mpm1">
      <style:footer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STRUTTURA: SERVIZIO COMMERCIO E FARMACIE</text:p>
              <text:p text:style-name="MP1">SPORTELLO UNICO DELLE ATTIVITA' PRODUTTIVE</text:p>
              <text:p text:style-name="MP1">VIA MANZONI 5 – 17100 SAVONA</text:p>
              <text:p text:style-name="MP1">TEL. 0198310305/384</text:p>
              <text:p text:style-name="MP1">FAX 01983105089</text:p>
            </table:table-cell>
            <table:table-cell table:style-name="Tabella1.B1" office:value-type="string">
              <text:p text:style-name="MP1">DIRIGENTE: Arch Marta SPERATI</text:p>
              <text:p text:style-name="MP1">Responsabile P.O.: Iosé Angela SACCONE</text:p>
              <text:p text:style-name="MP1">e-mail responsabile: commercio@comune.savona.it</text:p>
              <text:p text:style-name="MP1">PEC: suap@pec.comune.savona.it</text:p>
              <text:p text:style-name="MP1">sito internet: www.comune.savona.it</text:p>
            </table:table-cell>
          </table:table-row>
          <table:table-row table:style-name="Tabella1.1">
            <table:table-cell table:style-name="Tabella1.B1" table:number-columns-spanned="2" office:value-type="string">
              <text:p text:style-name="MP2">ORARIO PER IL PUBBLICO: LUNEDI' E MERCOLEDI' 10:30/12:30; MARTEDI' 14:30/16:30</text:p>
            </table:table-cell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UAP</dc:title>
    <dc:subject>SOBRERO SRL</dc:subject>
    <meta:initial-creator>Gabriella Cavallo</meta:initial-creator>
    <meta:creation-date>2013-07-03T12:33:00</meta:creation-date>
    <dc:date>2015-05-14T16:06:01</dc:date>
    <meta:print-date>2014-05-21T12:56:00</meta:print-date>
    <meta:editing-cycles>3</meta:editing-cycles>
    <meta:editing-duration>PT44M4S</meta:editing-duration>
    <meta:generator>OpenOffice/4.1.0$Win32 OpenOffice.org_project/410m18$Build-9764</meta:generator>
    <dc:creator>Marco Carbone</dc:creator>
    <meta:document-statistic meta:table-count="2" meta:image-count="1" meta:object-count="0" meta:page-count="2" meta:paragraph-count="34" meta:word-count="223" meta:character-count="1777"/>
    <meta:user-defined meta:name="Ufficio">SUAP</meta:user-defined>
  </office:meta>
</office:document-meta>
</file>